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Using Social Media is like Being your own Unpaid Intern Working on your Personal Brand.</text:p>
      <text:p text:style-name="Normal"/>
      <text:p text:style-name="Normal">Mount links to the user’s FaceBook account, creating an intern profile for them based on their FaceBook profile. The user logs in, and is taken to their intern simulation. An intern is spawned within a cubicle with a variety of objects. The user watches from an isometric point of view, as their intern moves around the cubicle. The intern occasionally pauses to sit in a chair, use a computer, or print off a few sheets of paper.</text:p>
      <text:p text:style-name="Normal"/>
      <text:p text:style-name="Normal">Raw “Likes” are generated by any Like the user has accumulated on any content they have posted. Likes are manifested as physical objects in the Intern’s cubicle, <text:s text:c="1"/>and the Intern busily collects the “Thumbs Up” logo synonymous with FaceBook’s Like button. For every Like the Intern collects, a point is tallied to the user’s on screen score.</text:p>
      <text:p text:style-name="Normal"/>
      <text:p text:style-name="Normal">The username and score are saved in a database on a server. Every time the user opens the app, any recent likes they received are added to the total saved on the server. As the user accumulates more likes over time, they find that the quality of the equipment and supplied within their Intern’s cubicle improves. Better equipment helps the Intern harvest more points, more quickly, from each Like.</text:p>
      <text:p text:style-name="Normal"/>
      <text:p text:style-name="Normal">After collecting 1000 likes, the intern receives a smartphone. The user then a virtual news feed, where they will find more narrative content in the form of videos and fictional posts written by other interns and executives characters. </text:p>
      <text:p text:style-name="Normal"/>
      <text:p text:style-name="Normal">When the intern collects 5000 likes, a door appears, and the intern is able to enter new dimensions as they increase their like count, like the Brandscape and the Executive Empyrean. In addition to being able to travel new places, other interns, belonging to the user’s friends, appear through the door way in order to visit the user’s intern. The interns have conversations that are generated by sampling from text and content in any posts that the users had mentioned each other in, or had shared on each other’s wall.</text:p>
      <text:p text:style-name="Normal"/>
      <text:p text:style-name="Normal">Social media networks like Facebook already share many design goals and interactions with games. The (game) mechanics at play in Mount make the game-like quality of Facebook explicit, translating likes to points, and rewarding the user’s progress and engagement with awards in the form of virtual objects and new narrative content. Mount’s mechanics emphasize the piece’s/game’s narrative and conceptual message, that we are all our own unpaid interns working on our own personal brands. Mount employs the lottery-like, intermittent variable reward techniques used by corporate social media, to promote engagement in the Tough Guy Mountain narrative universe while promoting critical thinking about the addictive/coercive qualities of the mechanics at play.</text:p>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